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1919e9"/>
    </style:style>
    <style:style style:name="P2" style:family="paragraph" style:parent-style-name="Standard">
      <style:text-properties officeooo:paragraph-rsid="001a9cc3"/>
    </style:style>
    <style:style style:name="P3" style:family="paragraph" style:parent-style-name="Standard">
      <style:text-properties officeooo:paragraph-rsid="001c6f0e"/>
    </style:style>
    <style:style style:name="P4" style:family="paragraph" style:parent-style-name="Standard">
      <style:text-properties officeooo:paragraph-rsid="001e4c5d"/>
    </style:style>
    <style:style style:name="P5" style:family="paragraph" style:parent-style-name="Standard">
      <style:text-properties officeooo:paragraph-rsid="001f60a5"/>
    </style:style>
    <style:style style:name="P6" style:family="paragraph" style:parent-style-name="Standard">
      <style:text-properties officeooo:paragraph-rsid="001fd48c"/>
    </style:style>
    <style:style style:name="P7" style:family="paragraph" style:parent-style-name="Standard">
      <style:text-properties officeooo:paragraph-rsid="00215894"/>
    </style:style>
    <style:style style:name="P8" style:family="paragraph" style:parent-style-name="Standard">
      <style:text-properties officeooo:paragraph-rsid="0021adb8"/>
    </style:style>
    <style:style style:name="P9" style:family="paragraph" style:parent-style-name="Standard">
      <style:text-properties officeooo:rsid="00177f7e"/>
    </style:style>
    <style:style style:name="P10" style:family="paragraph" style:parent-style-name="Standard">
      <style:text-properties officeooo:rsid="00177f7e" officeooo:paragraph-rsid="00177f7e"/>
    </style:style>
    <style:style style:name="P11" style:family="paragraph" style:parent-style-name="Standard">
      <style:text-properties officeooo:rsid="001919e9" officeooo:paragraph-rsid="001919e9"/>
    </style:style>
    <style:style style:name="P12" style:family="paragraph" style:parent-style-name="Standard">
      <style:text-properties officeooo:rsid="001a9cc3" officeooo:paragraph-rsid="001a9cc3"/>
    </style:style>
    <style:style style:name="P13" style:family="paragraph" style:parent-style-name="Standard">
      <style:text-properties officeooo:rsid="001a9cc3" officeooo:paragraph-rsid="00215894"/>
    </style:style>
    <style:style style:name="P14" style:family="paragraph" style:parent-style-name="Standard">
      <style:text-properties officeooo:rsid="001c6f0e" officeooo:paragraph-rsid="001c6f0e"/>
    </style:style>
    <style:style style:name="P15" style:family="paragraph" style:parent-style-name="Standard">
      <style:text-properties officeooo:rsid="001c6f0e" officeooo:paragraph-rsid="001e4c5d"/>
    </style:style>
    <style:style style:name="P16" style:family="paragraph" style:parent-style-name="Standard">
      <style:text-properties officeooo:rsid="001e4c5d" officeooo:paragraph-rsid="001e4c5d"/>
    </style:style>
    <style:style style:name="P17" style:family="paragraph" style:parent-style-name="Standard">
      <style:text-properties fo:font-size="36pt" officeooo:rsid="001e4c5d" officeooo:paragraph-rsid="001e4c5d" style:font-size-asian="36pt" style:font-size-complex="36pt"/>
    </style:style>
    <style:style style:name="P18" style:family="paragraph" style:parent-style-name="Standard">
      <style:text-properties fo:font-size="10.5pt" officeooo:rsid="001e4c5d" officeooo:paragraph-rsid="001e4c5d" style:font-size-asian="10.5pt" style:font-size-complex="10.5pt"/>
    </style:style>
    <style:style style:name="P19" style:family="paragraph" style:parent-style-name="Standard">
      <style:text-properties fo:font-size="10.5pt" fo:language="en" fo:country="none" officeooo:rsid="001e4c5d" officeooo:paragraph-rsid="001e4c5d" style:font-size-asian="10.5pt" style:font-size-complex="10.5pt"/>
    </style:style>
    <style:style style:name="P20" style:family="paragraph" style:parent-style-name="Standard">
      <style:text-properties fo:font-size="10.5pt" fo:language="en" fo:country="none" officeooo:rsid="001f60a5" officeooo:paragraph-rsid="001f60a5" style:font-size-asian="10.5pt" style:font-size-complex="10.5pt"/>
    </style:style>
    <style:style style:name="P21" style:family="paragraph" style:parent-style-name="Standard">
      <style:text-properties officeooo:rsid="001f60a5" officeooo:paragraph-rsid="001f60a5"/>
    </style:style>
    <style:style style:name="P22" style:family="paragraph" style:parent-style-name="Standard">
      <style:text-properties officeooo:rsid="001fd48c" officeooo:paragraph-rsid="001f60a5"/>
    </style:style>
    <style:style style:name="P23" style:family="paragraph" style:parent-style-name="Standard">
      <style:text-properties officeooo:rsid="001fd48c" officeooo:paragraph-rsid="001fd48c"/>
    </style:style>
    <style:style style:name="P24" style:family="paragraph" style:parent-style-name="Standard">
      <style:text-properties officeooo:rsid="00215894" officeooo:paragraph-rsid="00215894"/>
    </style:style>
    <style:style style:name="P25" style:family="paragraph" style:parent-style-name="Standard">
      <style:text-properties officeooo:paragraph-rsid="0021adb8"/>
    </style:style>
    <style:style style:name="T1" style:family="text">
      <style:text-properties officeooo:rsid="00177f7e"/>
    </style:style>
    <style:style style:name="T2" style:family="text">
      <style:text-properties officeooo:rsid="001919e9"/>
    </style:style>
    <style:style style:name="T3" style:family="text">
      <style:text-properties fo:font-size="14pt" fo:font-weight="bold" officeooo:rsid="001919e9" style:font-size-asian="10.5pt"/>
    </style:style>
    <style:style style:name="T4" style:family="text">
      <style:text-properties fo:font-size="14pt" officeooo:rsid="001919e9" style:font-size-asian="10.5pt"/>
    </style:style>
    <style:style style:name="T5" style:family="text">
      <style:text-properties fo:font-size="36pt" fo:font-weight="bold" officeooo:rsid="001919e9" style:font-size-asian="36pt" style:font-weight-asian="bold" style:font-size-complex="36pt" style:font-weight-complex="bold"/>
    </style:style>
    <style:style style:name="T6" style:family="text">
      <style:text-properties style:text-outline="false" fo:font-size="40pt" fo:font-style="italic" fo:font-weight="bold" officeooo:rsid="001919e9" style:font-size-asian="40pt" style:font-style-asian="italic" style:font-weight-asian="bold" style:font-size-complex="40pt" style:font-style-complex="italic" style:font-weight-complex="bold"/>
    </style:style>
    <style:style style:name="T7" style:family="text">
      <style:text-properties officeooo:rsid="001a9cc3"/>
    </style:style>
    <style:style style:name="T8" style:family="text">
      <style:text-properties fo:font-size="26pt" fo:font-weight="bold" officeooo:rsid="001a9cc3" style:font-size-asian="26pt" style:font-weight-asian="bold" style:font-size-complex="26pt" style:font-weight-complex="bold"/>
    </style:style>
    <style:style style:name="T9" style:family="text">
      <style:text-properties officeooo:rsid="001c6f0e"/>
    </style:style>
    <style:style style:name="T10" style:family="text">
      <style:text-properties officeooo:rsid="001e4c5d"/>
    </style:style>
    <style:style style:name="T11" style:family="text">
      <style:text-properties fo:font-size="10.5pt" officeooo:rsid="001e4c5d" style:font-size-asian="10.5pt" style:font-size-complex="10.5pt"/>
    </style:style>
    <style:style style:name="T12" style:family="text">
      <style:text-properties fo:font-size="10.5pt" fo:language="en" fo:country="none" officeooo:rsid="001e4c5d" style:font-size-asian="10.5pt" style:font-size-complex="10.5pt"/>
    </style:style>
    <style:style style:name="T13" style:family="text">
      <style:text-properties fo:font-size="10.5pt" fo:language="en" fo:country="none" officeooo:rsid="001f60a5" style:font-size-asian="10.5pt" style:font-size-complex="10.5pt"/>
    </style:style>
    <style:style style:name="T14" style:family="text">
      <style:text-properties officeooo:rsid="001f60a5"/>
    </style:style>
    <style:style style:name="T15" style:family="text">
      <style:text-properties officeooo:rsid="001fd48c"/>
    </style:style>
    <style:style style:name="T16" style:family="text">
      <style:text-properties officeooo:rsid="00215894"/>
    </style:style>
    <style:style style:name="T17" style:family="text">
      <style:text-properties officeooo:rsid="0021adb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 text:c="4"/><text:tab/><text:tab/><text:tab/><text:tab/><text:span text:style-name="T1">Git 学习文档</text:span></text:p>
      <text:p text:style-name="P9"/>
      <text:p text:style-name="P10"><text:s/>对任何一个文件，在git内都只有三种状态：已提交（committed），已修改（modified），和已暂存（staged）。已提交表示该文件已经被安全地保存在本地数据库中了；已修改表示修改了某个文件，但还没有提交保存；已暂存表示把已修改的文件放在下次提交时要保存的清单中。由此我们看到 <text:s text:c="4"/>Git <text:s text:c="2"/>管理项目时，文件流转的三个工作区域： <text:s/>Git <text:s text:c="2"/>的本地数据目 <text:s/>录，工作目录以及暂存区域。每个项目都有一个 git 目录，它是 Git 用来保存元数据和对象数据库的地方。该目录非常重要，每次克隆镜像仓库的时候，实际拷贝的就是这个目录里面的数据。</text:p>
      <text:p text:style-name="P1"><text:span text:style-name="T1"><text:tab/></text:span><text:span text:style-name="T2">基本的 Git 工作流程如下所示： <text:s text:c="7"/>1. 在工作目录中修改某些文件。 2. 对这些修改了的文件作快照，并保存到暂存区域。 3. 提交更新，将保存在暂存区域的文件快照转储到 git 目录中。</text:span></text:p>
      <text:p text:style-name="P11"/>
      <text:p text:style-name="P11">Git 如何导入一个项目：</text:p>
      <text:p text:style-name="P1"><text:span text:style-name="T2">1 <text:s/>在桌面上</text:span><text:span text:style-name="T5">新建</text:span><text:span text:style-name="T4">一个项目 </text:span></text:p>
      <text:p text:style-name="P11"><text:tab/><text:tab/><text:tab/>j@lj-mac:~/桌面$ mkdir test</text:p>
      <text:p text:style-name="P11"><text:tab/>我们就可以看到桌面上多了一个test文件夹</text:p>
      <text:p text:style-name="P11"><text:tab/><text:tab/><text:tab/>lj@lj-mac:~/桌面$ ls </text:p>
      <text:p text:style-name="P1"><text:span text:style-name="T2"><text:tab/><text:tab/><text:tab/>example <text:s/>intruduce.txt <text:s/>main.cpp <text:s text:c="2"/>MR.zip <text:s text:c="4"/></text:span><text:span text:style-name="T3">test </text:span></text:p>
      <text:p text:style-name="P11"><text:tab/><text:tab/><text:tab/>hello <text:s text:c="3"/>main <text:s text:c="10"/>main.cpp~ <text:s/>rocrocket <text:s/>test~ </text:p>
      <text:p text:style-name="P11"><text:tab/>我们在这个test文件夹下建一个test.cpp文件</text:p>
      <text:p text:style-name="P11"><text:tab/><text:tab/><text:tab/>vim test.cpp</text:p>
      <text:p text:style-name="P11"><text:tab/>然后我们在里面写点东西：“这是一个测试哟！！”</text:p>
      <text:p text:style-name="P11"><text:tab/>我们就可以看到多了一个文件</text:p>
      <text:p text:style-name="P11"><text:tab/><text:tab/><text:tab/>lj@lj-mac:~/桌面/test$ ls </text:p>
      <text:p text:style-name="P11"><text:tab/><text:tab/><text:tab/>test.cpp </text:p>
      <text:p text:style-name="P1"><text:span text:style-name="T2">2 <text:s text:c="2"/>下面我们开始</text:span><text:span text:style-name="T6">导入</text:span><text:span text:style-name="T2">这个项目</text:span></text:p>
      <text:p text:style-name="P11"><text:s text:c="5"/><text:tab/>进入到到test文件夹下面，然后init初始化</text:p>
      <text:p text:style-name="P11"><text:tab/><text:tab/><text:tab/>:~/桌面/test$ git init</text:p>
      <text:p text:style-name="P11"><text:tab/>之后会出现下面结果：</text:p>
      <text:p text:style-name="P11"><text:tab/><text:tab/><text:tab/>Initialized empty Git repository in /home/lj/桌面/test/.git/</text:p>
      <text:p text:style-name="P1"><text:span text:style-name="T2"><text:tab/>就是说已经初始化了一个空的git库在对应的目录下</text:span><text:span text:style-name="T7">。</text:span></text:p>
      <text:p text:style-name="P12"><text:tab/>我们用~/桌面/test$ ls -a可以看到test文件夹下多了一个.git 文件夹</text:p>
      <text:p text:style-name="P12"><text:tab/><text:tab/><text:tab/>~/桌面/test$ ls -a</text:p>
      <text:p text:style-name="P12"><text:tab/><text:tab/><text:tab/>. <text:s/>.. <text:s/>.git <text:s/>test.cpp <text:s/>.test.cpp.swo <text:s/>.test.cpp.swp</text:p>
      <text:p text:style-name="P12"><text:tab/>然后进行下面操作：</text:p>
      <text:p text:style-name="P12"><text:tab/><text:tab/><text:tab/>:~/桌面/test$ git add . <text:s text:c="5"/>将变化通知给git库</text:p>
      <text:p text:style-name="P12"><text:tab/><text:tab/><text:tab/>lj@lj-mac:~/桌面/test$ git commit <text:s text:c="3"/>提交给git库，并且添加注释</text:p>
      <text:p text:style-name="P12"><text:tab/>之后呢，就会出现下面的内容（这个地方的.swo和.swp文件可以隐藏，至于怎么隐藏后面再讲）</text:p>
      <text:p text:style-name="P12"><text:tab/><text:tab/><text:tab/>[master (root-commit) d59e105] 这只是一个测试 </text:p>
      <text:p text:style-name="P12"><text:tab/><text:tab/><text:tab/> 3 files changed, 2 insertions(+) </text:p>
      <text:p text:style-name="P12"><text:s/><text:tab/><text:tab/><text:tab/>create mode 100644 .test.cpp.swo </text:p>
      <text:p text:style-name="P12"><text:tab/><text:tab/><text:tab/> create mode 100644 .test.cpp.swp </text:p>
      <text:p text:style-name="P12"><text:tab/><text:tab/><text:tab/> create mode 100644 test.cpp </text:p>
      <text:p text:style-name="P12">上面内容就说明了已经导入成功了。</text:p>
      <text:p text:style-name="P12"/>
      <text:p text:style-name="P12"/>
      <text:p text:style-name="P12"/>
      <text:p text:style-name="P2"><text:soft-page-break/><text:span text:style-name="T7">3 <text:s/>我们再来修改一下这个test.cpp文件，然后</text:span><text:span text:style-name="T8">再次提交</text:span><text:span text:style-name="T7">。</text:span></text:p>
      <text:p text:style-name="P12"><text:s text:c="5"/><text:tab/>在其中添加内容：“我们来做一个修改，然后再次提交。”然后保存。</text:p>
      <text:p text:style-name="P12"><text:tab/>然后:</text:p>
      <text:p text:style-name="P12"><text:tab/><text:tab/>~/桌面/test$ git diff --cached </text:p>
      <text:p text:style-name="P12"><text:tab/><text:tab/>lj@lj-mac:~/桌面/test$ </text:p>
      <text:p text:style-name="P12"><text:tab/>我们发现没有变化 ，这个git diff <text:s/>--cached是用来查看index file（索引文件）和仓库之间代码的区别的。由于我们目前只是在working tree（源文件）里做了修改，还没有报告给index file，所以使用此命令显然会输出空信息。而如果省略–cached选项的话，就是比较working tree和index file的区别，由于我们的确在working tree里做了修改，所以使用git diff后会输出修改信息。（可能有些读者不知道working tree是什么意思，其实很简单，通俗的说，它就是你的源代码文件，在这个例子里也就是test.cpp文件喽）</text:p>
      <text:p text:style-name="P12"><text:tab/><text:tab/>:~/桌面/test$ git diff </text:p>
      <text:p text:style-name="P12"><text:tab/><text:tab/>diff --git a/test.cpp b/test.cpp </text:p>
      <text:p text:style-name="P12"><text:tab/><text:tab/>index c011656..b3d3989 100644 </text:p>
      <text:p text:style-name="P12"><text:tab/><text:tab/>--- a/test.cpp </text:p>
      <text:p text:style-name="P12"><text:tab/><text:tab/>+++ b/test.cpp </text:p>
      <text:p text:style-name="P12"><text:tab/><text:tab/>@@ -1,2 +1,4 @@ </text:p>
      <text:p text:style-name="P12"><text:s/></text:p>
      <text:p text:style-name="P12"><text:tab/><text:tab/> 这是一个测试哟！！ </text:p>
      <text:p text:style-name="P12"><text:tab/><text:tab/>+ </text:p>
      <text:p text:style-name="P12"><text:tab/><text:tab/>+我们来做一个修改，然后再次提交。</text:p>
      <text:p text:style-name="P12"/>
      <text:p text:style-name="P12">我们看到了上面的内容：git diff 所发现我们的索引和源文件之间的有变化了，所以就将其显示出来了。</text:p>
      <text:p text:style-name="P12">至于 <text:s/>git diff <text:s/>的输出内容我们现在不必研究太深， <text:s/>只要知道这些信息表示的是修改后和修 <text:s/>改前的不同之处就可以了。</text:p>
      <text:p text:style-name="P12"><text:tab/>使用 <text:s/>git diff <text:s/>了解了不同之后，还可以使用 <text:s/>git status <text:s/>命令来获取整体改动的信息：</text:p>
      <text:p text:style-name="P12"><text:tab/><text:tab/><text:tab/>:~/桌面/test$ git status </text:p>
      <text:p text:style-name="P12"><text:tab/><text:tab/><text:tab/># On branch master </text:p>
      <text:p text:style-name="P12"><text:tab/><text:tab/><text:tab/># Changes not staged for commit: </text:p>
      <text:p text:style-name="P12"><text:tab/><text:tab/><text:tab/># <text:s text:c="2"/>(use "git add &lt;file&gt;..." to update what will be committed) </text:p>
      <text:p text:style-name="P12"><text:tab/><text:tab/><text:tab/># <text:s text:c="2"/>(use "git checkout -- &lt;file&gt;..." to discard changes in <text:tab/><text:tab/><text:tab/><text:tab/><text:tab/>working directory) </text:p>
      <text:p text:style-name="P12"><text:tab/><text:tab/><text:tab/># </text:p>
      <text:p text:style-name="P12"><text:tab/><text:tab/><text:tab/>#<text:tab/>modified: <text:s text:c="2"/>test.cpp </text:p>
      <text:p text:style-name="P12"><text:tab/><text:tab/><text:tab/># </text:p>
      <text:p text:style-name="P12"><text:tab/><text:tab/><text:tab/># Untracked files: </text:p>
      <text:p text:style-name="P12"><text:tab/><text:tab/><text:tab/># <text:s text:c="2"/>(use "git add &lt;file&gt;..." to include in what will be <text:tab/><text:tab/><text:tab/><text:tab/><text:tab/>committed) </text:p>
      <text:p text:style-name="P12"><text:tab/><text:tab/><text:tab/># </text:p>
      <text:p text:style-name="P12"><text:tab/><text:tab/><text:tab/>#<text:tab/>.test.cpp.swl </text:p>
      <text:p text:style-name="P12"><text:tab/><text:tab/><text:tab/>#<text:tab/>.test.cpp.swm </text:p>
      <text:p text:style-name="P12"><text:tab/><text:tab/><text:tab/>#<text:tab/>.test.cpp.swn </text:p>
      <text:p text:style-name="P12"><text:tab/><text:tab/><text:tab/>no changes added to commit (use "git add" and/or "git commit -a") </text:p>
      <text:p text:style-name="P12"/>
      <text:p text:style-name="P3"><text:span text:style-name="T7"><text:tab/>如果</text:span><text:span text:style-name="T9">看到提示信息―changed but not updated，就是说git发现你有已经修改了但还未git add的内容。</text:span></text:p>
      <text:p text:style-name="P14"><text:tab/> <text:s/>如果git提示说―Changes to be committed‖，那就是表明git发现了你已经git add但还未git commit的内容。 </text:p>
      <text:p text:style-name="P14"><text:tab/> 如果git提示说―Untracked files‖，那么就是你增加了新文件或者在某个子目录下增加了新文件。</text:p>
      <text:p text:style-name="P14"><text:soft-page-break/><text:tab/> <text:tab/>下面该进入提交阶段了。首先运行git add test.cpp</text:p>
      <text:p text:style-name="P14"><text:tab/>这句是要告诉git，我已经修改了main.c文件，你（指git）去检查一下。当然，如果你新增<text:tab/>加了一个文件，比如 <text:s/>new.c，也需要在这里先执行git add new.c告诉git。</text:p>
      <text:p text:style-name="P14"><text:tab/><text:tab/> <text:s text:c="3"/>然后提交并且写注释：:~/桌面/test$ git commit </text:p>
      <text:p text:style-name="P14"><text:tab/><text:tab/><text:tab/><text:tab/>[master c7c0fc2] 这个是改变了一个文件然后提交 </text:p>
      <text:p text:style-name="P14"><text:tab/><text:tab/><text:tab/><text:tab/> 1 file changed, 2 insertions(+) </text:p>
      <text:p text:style-name="P14"><text:tab/><text:tab/><text:tab/><text:tab/>lj@lj-mac:~/桌面/test$ </text:p>
      <text:p text:style-name="P14"><text:tab/>至此，我的修改工作完成了，而且也顺利地提交给了git。还是不放心？来查查</text:p>
      <text:p text:style-name="P14"><text:tab/><text:tab/><text:tab/>:~/桌面/test$ git log </text:p>
      <text:p text:style-name="P14"><text:tab/><text:tab/><text:tab/>commit c7c0fc2da54304cd2a16bada5248ab22c878f293 </text:p>
      <text:p text:style-name="P14"><text:tab/><text:tab/><text:tab/>Author: lj &lt;964697423@qq.com&gt; </text:p>
      <text:p text:style-name="P14"><text:tab/><text:tab/><text:tab/>Date: <text:s text:c="2"/>Mon May 13 20:54:29 2013 +0800 </text:p>
      <text:p text:style-name="P14"><text:s/><text:tab/><text:tab/><text:tab/> 这个是改变了一个文件然后提交 </text:p>
      <text:p text:style-name="P14"><text:tab/><text:tab/><text:tab/>commit d59e10578798e5fc0099b08327bac68cb8d44cd2 </text:p>
      <text:p text:style-name="P14"><text:tab/><text:tab/><text:tab/>Author: lj &lt;964697423@qq.com&gt; </text:p>
      <text:p text:style-name="P14"><text:tab/><text:tab/><text:tab/>Date: <text:s text:c="2"/>Mon May 13 20:31:27 2013 +0800 </text:p>
      <text:p text:style-name="P14"><text:tab/><text:tab/> <text:s text:c="2"/><text:tab/> 这只是一个测试</text:p>
      <text:p text:style-name="P14"/>
      <text:p text:style-name="P14"><text:tab/><text:tab/>git log 可以查看开发日志，上面的两个中文正是我写的两次注释。</text:p>
      <text:p text:style-name="P14">总结一下：写完一个文件，先git add 这个文件，然后用git diff 和 git status 查看确认，然后git commit 提交并且输入开发日志，最后用git log 再次确认。</text:p>
      <text:p text:style-name="P14"><text:tab/>现在教给你一个偷懒方法，那就是git commit -a(这个命令貌似不行,有待讨论)，这个命令可以直接提交所有修改，省去了你git add和git diff和git commit的工序，可谓一条龙服务。</text:p>
      <text:p text:style-name="P15"><text:tab/>但是，此处有一点应该注意，那就是git commit -a无法把新增文件或文件夹加入进来，所以，如果你新增了文件或文 <text:s/>件夹，那么就要老老实实的先git add .，再git commit。</text:p>
      <text:p text:style-name="P16"><text:tab/>注意了：针对开发日志，要说一句：切记写开发日志的时候，第一行一定要是少于50字的开发概括信息，而且第二行务 <text:s/>必是空行，第三行开始才可以开始细致描述开发信息。这是因为很多版本服务系统中的email机制都会选取log中的第一行 为邮件题目。</text:p>
      <text:p text:style-name="P16"><text:tab/>但如果你觉得git log给出的信息太单薄了，可以使用git log -p，这样git不但会给出开发日志，而且会显示每个开发版本的代码区别所在。</text:p>
      <text:p text:style-name="P16"><text:tab/>上面我们就将修改过的文件加入了git库了。</text:p>
      <text:p text:style-name="P16"/>
      <text:p text:style-name="P17">下面讲分支</text:p>
      <text:p text:style-name="P18"><text:s/>我们用分支来管理有一个好处就是说：比如说一个文件我们不知道修改后能不能真正的实现功能，或者会不会更好。我们就先在分支上修改测试之后成功之后再合并到主干上来。我们用git branch 来开启一个分支：</text:p>
      <text:p text:style-name="P4"><text:span text:style-name="T11"><text:tab/><text:tab/><text:tab/></text:span><text:span text:style-name="T12">lj@lj-mac:~/桌面/test$ git branch testBranch //建立分支</text:span></text:p>
      <text:p text:style-name="P19"><text:tab/><text:tab/><text:tab/>lj@lj-mac:~/桌面/test$ git branch //查看分支，下面是显示所有的分支</text:p>
      <text:p text:style-name="P19"><text:tab/><text:tab/><text:tab/>* master </text:p>
      <text:p text:style-name="P19"><text:tab/><text:tab/><text:tab/> <text:s/>testBranch </text:p>
      <text:p text:style-name="P19">我们看到有两个支，一个是默认的master主干，还有一个就是我们新建的testBranch 分支。其中master前面的*表示我们现在所在的分支是master，*就是标示当前所在的分支的。</text:p>
      <text:p text:style-name="P19"><text:tab/>直接输入git branch，不加任何后续参数，就表示让git列出所有已存在的分支。</text:p>
      <text:p text:style-name="P19">现在我们要对test.cpp文件进行一个开发我们就先在testBranch 上做测试开发。我们先切换到testBranch分支上去。命令：</text:p>
      <text:p text:style-name="P19"><text:tab/><text:tab/><text:tab/><text:tab/><text:tab/>lj@lj-mac:~/桌面/test$ git checkout testBranch </text:p>
      <text:p text:style-name="P19"><text:tab/><text:tab/><text:tab/><text:tab/><text:tab/>Switched to branch 'testBranch' </text:p>
      <text:p text:style-name="P19">这样我们就切换过去了。</text:p>
      <text:p text:style-name="P19">然后我们再在test.cpp上做一个修改。然后提交修改过的文件到分支项目：</text:p>
      <text:p text:style-name="P5"><text:span text:style-name="T12"><text:tab/><text:tab/><text:tab/><text:tab/><text:tab/></text:span><text:span text:style-name="T13">lj@lj-mac:~/桌面/test$ git add . </text:span></text:p>
      <text:p text:style-name="P20"><text:tab/><text:tab/><text:tab/><text:tab/><text:tab/>lj@lj-mac:~/桌面/test$ git commit </text:p>
      <text:p text:style-name="P20"><text:tab/><text:tab/><text:tab/><text:tab/><text:tab/>[testBranch 2ac4181] 这是一个分支上的测试 </text:p>
      <text:p text:style-name="P20"><text:soft-page-break/><text:s/><text:tab/><text:tab/><text:tab/><text:tab/><text:tab/>5 files changed, 2 insertions(+) </text:p>
      <text:p text:style-name="P20"><text:tab/><text:tab/><text:tab/><text:tab/><text:tab/>create mode 100644 .test.cpp.swk </text:p>
      <text:p text:style-name="P20"><text:tab/><text:tab/><text:tab/><text:tab/><text:tab/> create mode 100644 .test.cpp.swl </text:p>
      <text:p text:style-name="P20"><text:s/><text:tab/><text:tab/><text:tab/><text:tab/><text:tab/>create mode 100644 .test.cpp.swm </text:p>
      <text:p text:style-name="P20"><text:tab/><text:tab/><text:tab/><text:tab/><text:tab/> create mode 100644 .test.cpp.swn </text:p>
      <text:p text:style-name="P20"><text:tab/><text:tab/><text:tab/>lj@lj-mac:~/桌面/test$ </text:p>
      <text:p text:style-name="P4"><text:span text:style-name="T10">我们可以看到这个确实是在</text:span><text:span text:style-name="T14">testBranch 分支上发生的变化。现在我们假设文件修改是正确的，所以我们就可以将其放心大胆的合并到master主干上去了，这时候我们切换到主干master上去。</text:span></text:p>
      <text:p text:style-name="P21">lj@lj-mac:~/桌面/test$ git checkout <text:s/>master </text:p>
      <text:p text:style-name="P21">Switched to branch 'master' </text:p>
      <text:p text:style-name="P21">lj@lj-mac:~/桌面/test$ </text:p>
      <text:p text:style-name="P21"/>
      <text:p text:style-name="P21">（走在主干道上的你， <text:s/>无论使用 <text:s/>log <text:s/>或是 <text:s/>status <text:s/>命令都无法看到刚才在 <text:s/>experimental <text:s/>分支 <text:s/>所进行的工作。）</text:p>
      <text:p text:style-name="P21"/>
      <text:p text:style-name="P5"><text:span text:style-name="T14">然后我们再在主干上做一个改变</text:span><text:span text:style-name="T9"> </text:span><text:span text:style-name="T15">： 先vim test.cpp 写入：这是在分支之后的在主干上的改变测试。</text:span></text:p>
      <text:p text:style-name="P22">然后用git add 然后再用git diff和git status确定，然后再git commit 提交。最后再git log 再次确认。</text:p>
      <text:p text:style-name="P22"/>
      <text:p text:style-name="P23">下面我们合并主干和分支：git merge testBranch</text:p>
      <text:p text:style-name="P6"><text:span text:style-name="T15">结果报错了！因为我看到了conflict和failed这样的字眼。看来主干道上加入的东西和分支干道产生了冲突。我们决定来修改主干道的 </text:span><text:span text:style-name="T16">，修改之后合并，可能会有冲突，这时候修改冲突之后就可以合并了。</text:span></text:p>
      <text:p text:style-name="P7"><text:span text:style-name="T7">很简单</text:span><text:span text:style-name="T16">。然后我们可以用gitk来看图形界面的。</text:span></text:p>
      <text:p text:style-name="P24"/>
      <text:p text:style-name="P24">删除分支</text:p>
      <text:p text:style-name="P24"/>
      <text:p text:style-name="P24">git branch -d branchname 就可以删除刚才的分支，因为它已经没有用了。-d表示合并之后才删除，-D表示无论如何都删除。</text:p>
      <text:p text:style-name="P24"/>
      <text:p text:style-name="P8"><text:span text:style-name="T16">上面都是关于推送到本地的库中，现在我们要推送到服务器上的库中。push。</text:span><text:a xlink:type="simple" xlink:href="http://blog.csdn.net/shiren1118/article/details/7761203"><text:span text:style-name="T17">http://blog.csdn.net/shiren1118/article/details/7761203</text:span></text:a></text:p>
      <text:p text:style-name="P8"><text:span text:style-name="T17"/></text:p>
      <text:p text:style-name="P8"><text:span text:style-name="T17"/></text:p>
      <text:p text:style-name="P8"><text:span text:style-name="T17">知道是因为git中的内容与本地中的内容部一直，需要先fetch，然后再merge，最后上传push。</text:span></text:p>
      <text:p text:style-name="P24"/>
      <text:p text:style-name="P13"><text:s text:c="2"/><text:tab/></text:p>
      <text:p text:style-name="P12"><text:tab/><text:tab/></text:p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DejaVu Sans" fo:font-size="14pt" style:font-name-asian="DejaVu Sans1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13T19:58:55</meta:creation-date>
    <dc:date>2013-05-13T23:46:00</dc:date>
    <meta:editing-duration>PT1H28M47S</meta:editing-duration>
    <meta:editing-cycles>2</meta:editing-cycles>
    <meta:generator>LibreOffice/3.6$Linux_x86 LibreOffice_project/360m1$Build-2</meta:generator>
    <meta:document-statistic meta:table-count="0" meta:image-count="0" meta:object-count="0" meta:page-count="4" meta:paragraph-count="133" meta:word-count="2737" meta:character-count="5636" meta:non-whitespace-character-count="4837"/>
  </office:meta>
</office:document-meta>
</file>